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d2b" officeooo:paragraph-rsid="001c0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y 2 separate components??</text:p>
      <text:p text:style-name="P1"/>
      <text:p text:style-name="P1">Why virtualization??</text:p>
      <text:p text:style-name="P1"/>
      <text:p text:style-name="P1">Why different policies at these 2 layers?? and why not shared policies?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01:13:42.225422267</meta:creation-date>
    <dc:date>2015-07-04T01:14:29.158186692</dc:date>
    <meta:editing-duration>P0D</meta:editing-duration>
    <meta:editing-cycles>1</meta:editing-cycles>
    <meta:document-statistic meta:table-count="0" meta:image-count="0" meta:object-count="0" meta:page-count="1" meta:paragraph-count="3" meta:word-count="18" meta:character-count="119" meta:non-whitespace-character-count="104"/>
    <meta:generator>LibreOffice/4.2.8.2$Linux_X86_64 LibreOffice_project/420m0$Build-2</meta:generator>
  </office:meta>
</office:document-meta>
</file>